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31in" table:align="margins" style:may-break-between-rows="false" style:writing-mode="lr-tb"/>
    </style:style>
    <style:style style:name="t27.A" style:family="table-column">
      <style:table-column-properties style:column-width="0.7438in" style:rel-column-width="7281*"/>
    </style:style>
    <style:style style:name="t27.C" style:family="table-column">
      <style:table-column-properties style:column-width="0.7438in" style:rel-column-width="7283*"/>
    </style:style>
    <style:style style:name="t27.D" style:family="table-column">
      <style:table-column-properties style:column-width="0.7431in" style:rel-column-width="7279*"/>
    </style:style>
    <style:style style:name="t27.F" style:family="table-column">
      <style:table-column-properties style:column-width="0.7438in" style:rel-column-width="7285*"/>
    </style:style>
    <style:style style:name="t27.G" style:family="table-column">
      <style:table-column-properties style:column-width="0.7431in" style:rel-column-width="7277*"/>
    </style:style>
    <style:style style:name="t27.I" style:family="table-column">
      <style:table-column-properties style:column-width="0.7444in" style:rel-column-width="7287*"/>
    </style:style>
    <style:style style:name="t27.A1" style:family="table-cell">
      <style:table-cell-properties fo:padding="0.0382in" fo:border="none"/>
    </style:style>
    <style:style style:name="t2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7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7.A3" style:family="table-cell">
      <style:table-cell-properties fo:padding="0.0201in" fo:border-left="0.0347in solid #000000" fo:border-right="none" fo:border-top="none" fo:border-bottom="0.0007in solid #000000"/>
    </style:style>
    <style:style style:name="t27.D3" style:family="table-cell">
      <style:table-cell-properties fo:padding="0.0201in" fo:border-left="0.0007in solid #000000" fo:border-right="none" fo:border-top="none" fo:border-bottom="0.0007in solid #000000"/>
    </style:style>
    <style:style style:name="t27.D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7.G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7.A7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27.B7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27.I7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2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7.F10" style:family="table-cell">
      <style:table-cell-properties fo:padding="0.0201in" fo:border-left="0.0007in solid #000000" fo:border-right="none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71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2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4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5" style:family="paragraph" style:parent-style-name="Heading_20_2">
      <style:text-properties style:font-name="Arial" fo:font-size="10pt" style:font-size-asian="10pt" style:font-size-complex="10pt"/>
    </style:style>
    <style:style style:name="P76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style:font-name-complex="Symbol1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style:font-name-asian="Times New Roman" style:font-name-complex="Times New Roman"/>
    </style:style>
    <style:style style:name="T23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4" style:family="text">
      <style:text-properties fo:color="#ffffff" style:text-underline-style="solid" style:text-underline-width="auto" style:text-underline-color="font-color"/>
    </style:style>
    <style:style style:name="T25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text-underline-style="none"/>
    </style:style>
    <style:style style:name="T28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9" style:family="text">
      <style:text-properties style:text-position="super 58%" style:text-underline-style="solid" style:text-underline-width="auto" style:text-underline-color="font-color"/>
    </style:style>
    <style:style style:name="T30" style:family="text">
      <style:text-properties style:text-position="super 58%" fo:language="ru" fo:country="RU" style:font-name-asian="Times New Roman" style:font-name-complex="Times New Roman"/>
    </style:style>
    <style:style style:name="T31" style:family="text">
      <style:text-properties style:text-position="super 58%" fo:language="ru" fo:country="RU" style:font-name-asian="Times New Roman" style:font-name-complex="Times New Roman1"/>
    </style:style>
    <style:style style:name="T32" style:family="text">
      <style:text-properties style:text-position="super 58%" fo:language="ru" fo:country="RU" fo:font-style="normal" style:font-style-asian="normal" style:font-style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name-complex="Symbol" style:font-style-complex="italic"/>
    </style:style>
    <style:style style:name="T35" style:family="text">
      <style:text-properties fo:font-style="italic" style:font-name-asian="Times New Roman" style:font-style-asian="italic" style:font-name-complex="Times New Roman" style:font-style-complex="italic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0" style:family="text">
      <style:text-properties style:text-position="sub 58%" fo:language="en" fo:country="US" style:font-name-asian="Times New Roman" style:font-name-complex="Times New Roman"/>
    </style:style>
    <style:style style:name="T41" style:family="text">
      <style:text-properties style:text-position="sub 58%" fo:language="en" fo:country="US" style:font-name-complex="Tahoma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4" style:family="text">
      <style:text-properties style:text-position="sub 58%" fo:language="ru" fo:country="RU"/>
    </style:style>
    <style:style style:name="T45" style:family="text">
      <style:text-properties style:text-position="sub 58%" fo:language="ru" fo:country="RU" fo:font-style="normal" style:font-style-asian="normal" style:font-style-complex="normal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background-color="transparent"/>
    </style:style>
    <style:style style:name="T48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9" style:family="text">
      <style:text-properties fo:language="ru" fo:country="RU" style:font-name-complex="Times New Roman"/>
    </style:style>
    <style:style style:name="T50" style:family="text">
      <style:text-properties fo:language="ru" fo:country="RU" fo:font-weight="normal" style:font-weight-asian="normal" style:font-weight-complex="normal"/>
    </style:style>
    <style:style style:name="T51" style:family="text">
      <style:text-properties fo:language="ru" fo:country="RU" fo:font-style="italic" style:font-style-asian="italic" style:font-style-complex="italic"/>
    </style:style>
    <style:style style:name="T52" style:family="text">
      <style:text-properties fo:language="ru" fo:country="RU" style:font-name-asian="Times New Roman" style:font-name-complex="Times New Roman1"/>
    </style:style>
    <style:style style:name="T53" style:family="text">
      <style:text-properties fo:language="ru" fo:country="RU" style:font-name-asian="Times New Roman" style:font-name-complex="Times New Roman"/>
    </style:style>
    <style:style style:name="T54" style:family="text">
      <style:text-properties fo:language="ru" fo:country="RU" fo:font-style="normal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text-position="0% 100%"/>
    </style:style>
    <style:style style:name="T57" style:family="text">
      <style:text-properties style:text-position="0% 100%" style:font-name-asian="Times New Roman" style:font-name-complex="Times New Roman"/>
    </style:style>
    <style:style style:name="T58" style:family="text">
      <style:text-properties style:text-position="0% 100%" style:text-underline-style="none"/>
    </style:style>
    <style:style style:name="T59" style:family="text">
      <style:text-properties style:text-position="0% 100%" fo:language="ru" fo:country="RU"/>
    </style:style>
    <style:style style:name="T60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61" style:family="text">
      <style:text-properties style:text-position="0% 100%" fo:language="ru" fo:country="RU" style:font-name-asian="Times New Roman" style:font-name-complex="Times New Roman1"/>
    </style:style>
    <style:style style:name="T62" style:family="text">
      <style:text-properties style:text-position="0% 100%" fo:language="ru" fo:country="RU" style:font-name-asian="Times New Roman" style:font-name-complex="Times New Roman"/>
    </style:style>
    <style:style style:name="T63" style:family="text">
      <style:text-properties style:text-position="0% 100%" fo:language="en" fo:country="US"/>
    </style:style>
    <style:style style:name="T6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7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8" style:family="text">
      <style:text-properties style:text-position="0% 100%" fo:language="en" fo:country="US" style:font-name-complex="Symbol"/>
    </style:style>
    <style:style style:name="T69" style:family="text">
      <style:text-properties style:text-position="0% 100%" fo:font-style="italic" style:font-style-asian="italic" style:font-name-complex="Symbol" style:font-style-complex="italic"/>
    </style:style>
    <style:style style:name="T70" style:family="text">
      <style:text-properties style:font-name-complex="Tahoma"/>
    </style:style>
    <style:style style:name="T71" style:family="text">
      <style:text-properties style:use-window-font-color="true"/>
    </style:style>
    <style:style style:name="T7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1" style:family="text">
      <style:text-properties style:use-window-font-color="true" style:text-position="super 58%"/>
    </style:style>
    <style:style style:name="T8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per 58%" fo:language="en" fo:country="US"/>
    </style:style>
    <style:style style:name="T85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6" style:family="text">
      <style:text-properties style:use-window-font-color="true" style:text-position="0% 100%"/>
    </style:style>
    <style:style style:name="T87" style:family="text">
      <style:text-properties style:use-window-font-color="true" style:text-position="0% 100%" fo:language="ru" fo:country="RU" style:font-name-complex="Times New Roman"/>
    </style:style>
    <style:style style:name="T88" style:family="text">
      <style:text-properties style:use-window-font-color="true" style:text-position="0% 100%" fo:language="en" fo:country="US"/>
    </style:style>
    <style:style style:name="T89" style:family="text">
      <style:text-properties style:use-window-font-color="true" style:text-position="0% 100%" fo:language="en" fo:country="US" style:font-name-asian="Symbol" style:font-name-complex="Symbol"/>
    </style:style>
    <style:style style:name="T90" style:family="text">
      <style:text-properties style:use-window-font-color="true" style:text-position="0% 100%" fo:language="en" fo:country="US" style:font-name-complex="Times New Roman"/>
    </style:style>
    <style:style style:name="T91" style:family="text">
      <style:text-properties style:use-window-font-color="true" style:text-position="0% 100%" fo:language="en" fo:country="US" style:font-name-complex="Symbol"/>
    </style:style>
    <style:style style:name="T92" style:family="text">
      <style:text-properties style:use-window-font-color="true" style:text-position="0% 100%" style:font-name-complex="Times New Roman"/>
    </style:style>
    <style:style style:name="T93" style:family="text">
      <style:text-properties style:use-window-font-color="true" style:text-underline-style="solid" style:text-underline-width="auto" style:text-underline-color="font-color"/>
    </style:style>
    <style:style style:name="T94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5" style:family="text">
      <style:text-properties style:use-window-font-color="true" fo:language="en" fo:country="US" style:font-name-complex="Symbol"/>
    </style:style>
    <style:style style:name="T96" style:family="text">
      <style:text-properties style:font-name-asian="Times New Roman"/>
    </style:style>
    <style:style style:name="T97" style:family="text">
      <style:text-properties style:font-name-asian="Times New Roman" style:font-name-complex="Times New Roman"/>
    </style:style>
    <style:style style:name="T98" style:family="text">
      <style:text-properties style:font-name-complex="Symbol"/>
    </style:style>
    <style:style style:name="T99" style:family="text">
      <style:text-properties style:font-name-complex="Arial"/>
    </style:style>
    <style:style style:name="T100" style:family="text">
      <style:text-properties fo:background-color="transparent"/>
    </style:style>
    <style:style style:name="T101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2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5" style:family="text">
      <style:text-properties fo:font-size="10pt" fo:language="en" fo:country="US" style:font-size-asian="10pt" style:font-name-complex="Arial"/>
    </style:style>
    <style:style style:name="T106" style:family="text">
      <style:text-properties fo:font-size="10pt" fo:language="en" fo:country="US" style:font-size-asian="10pt" style:font-name-complex="Arial" style:font-size-complex="10pt"/>
    </style:style>
    <style:style style:name="T107" style:family="text">
      <style:text-properties fo:font-size="10pt" style:font-size-asian="10pt" style:font-name-complex="Arial"/>
    </style:style>
    <style:style style:name="T108" style:family="text">
      <style:text-properties fo:font-size="10pt" style:font-size-asian="10pt" style:font-name-complex="Arial" style:font-size-complex="10pt"/>
    </style:style>
    <style:style style:name="T10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1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11" style:family="text">
      <style:text-properties fo:font-size="10pt" fo:language="ru" fo:country="RU" style:font-size-asian="10pt" style:font-name-complex="Arial"/>
    </style:style>
    <style:style style:name="T112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13" style:family="text">
      <style:text-properties fo:color="#000000" fo:language="en" fo:country="US" fo:font-weight="normal" style:font-weight-asian="normal" style:font-weight-complex="normal"/>
    </style:style>
    <style:style style:name="T114" style:family="text">
      <style:text-properties fo:color="#000000" fo:language="ru" fo:country="RU" fo:font-weight="normal" style:font-weight-asian="normal" style:font-weight-complex="normal"/>
    </style:style>
    <style:style style:name="T115" style:family="text">
      <style:text-properties fo:color="#000000" fo:font-weight="normal" style:font-weight-asian="normal" style:font-weight-complex="normal"/>
    </style:style>
    <style:style style:name="T116" style:family="text">
      <style:text-properties style:font-name-complex="Times New Roman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119" style:family="text">
      <style:text-properties fo:color="#ff3333"/>
    </style:style>
    <style:style style:name="T120" style:family="text">
      <style:text-properties fo:color="#ff3333" fo:language="ru" fo:country="RU"/>
    </style:style>
    <style:style style:name="T121" style:family="text">
      <style:text-properties fo:color="#ff3333" style:text-position="0% 100%" fo:language="en" fo:country="US" style:font-name-complex="Symbol"/>
    </style:style>
    <style:style style:name="T122" style:family="text">
      <style:text-properties fo:color="#ff3333" style:text-position="super 58%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0">ПРОТОКОЛ ПРОВЕРКИ</text:p>
      <text:p text:style-name="P36"/>
      <text:p text:style-name="P40"><text:span text:style-name="T107">Тип: </text:span><text:span text:style-name="T109">Дозиметр-ради</text:span><text:span text:style-name="T103">ометр МКС-AT1117М</text:span><text:span text:style-name="T118"><text:tab/></text:span><text:span text:style-name="T112">Дата проверки:</text:span><text:span text:style-name="T110"> </text:span><text:span text:style-name="T104">$date </text:span><text:span text:style-name="T110">г.</text:span></text:p>
      <text:p text:style-name="P38"/>
      <text:p text:style-name="P35"><text:span text:style-name="T107">з/н: </text:span><text:span text:style-name="T103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6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6">ДКГ-03</text:span>: <text:span text:style-name="T5">30</text:span>.0 <text:span text:style-name="T46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6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6">ДКГ-0</text:span><text:span text:style-name="T5">5</text:span>: <text:span text:style-name="T5">30</text:span>.0 <text:span text:style-name="T46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6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6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6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6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6">ДКР-01</text:span>: 0.0<text:span text:style-name="T5">5</text:span> мкЗв/ч – <text:span text:style-name="T5">100</text:span> <text:span text:style-name="T46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96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19"></text:span> 0.1 – 10<text:span text:style-name="T26">5</text:span> мин<text:span text:style-name="T26">-1</text:span><text:span text:style-name="T19"></text:span>см<text:span text:style-name="T26">-2</text:span><text:span text:style-name="T56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71">БДПА-02: </text:span><text:span text:style-name="T94"></text:span><text:span text:style-name="T93"> 0.05 <text:s/>– 5</text:span><text:span text:style-name="T94"></text:span><text:span text:style-name="T93">10</text:span><text:span text:style-name="T85">4</text:span><text:span text:style-name="T3"> </text:span><text:span text:style-name="T93">мин</text:span><text:span text:style-name="T85">-1</text:span><text:span text:style-name="T94"></text:span><text:span text:style-name="T93">см</text:span><text:span text:style-name="T85">-2</text:span><text:span text:style-name="T93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7"></text:span><text:span text:style-name="T3"> 0.05 <text:s/>– </text:span><text:span text:style-name="T10">2</text:span><text:span text:style-name="T17"></text:span><text:span text:style-name="T3">10</text:span><text:span text:style-name="T29">4</text:span><text:span text:style-name="T3"> мин</text:span><text:span text:style-name="T29">-1</text:span><text:span text:style-name="T17"></text:span><text:span text:style-name="T3">см</text:span><text:span text:style-name="T29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0"></text:span> 2.4 – 10<text:span text:style-name="T26">6</text:span> мин<text:span text:style-name="T26">-1</text:span><text:span text:style-name="T20"></text:span>см<text:span text:style-name="T26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19"></text:span> 1 –5<text:span text:style-name="T19"></text:span>10<text:span text:style-name="T26">5</text:span> мин<text:span text:style-name="T26">-1</text:span><text:span text:style-name="T19"></text:span>см<text:span text:style-name="T26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71">БДПБ-02: </text:span><text:span text:style-name="T95"> </text:span><text:span text:style-name="T86">0.5 <text:s/>– 1.5</text:span><text:span text:style-name="T91"></text:span><text:span text:style-name="T86">10</text:span><text:span text:style-name="T81">5</text:span><text:span text:style-name="T56"> </text:span><text:span text:style-name="T86">мин</text:span><text:span text:style-name="T81">-1</text:span><text:span text:style-name="T91"></text:span><text:span text:style-name="T86">см</text:span><text:span text:style-name="T81">-2</text:span><text:span text:style-name="T86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19"> </text:span><text:span text:style-name="T56">0.5 <text:s/>– </text:span><text:span text:style-name="T63">0</text:span><text:span text:style-name="T56">.5</text:span><text:span text:style-name="T68"></text:span><text:span text:style-name="T56">10</text:span><text:span text:style-name="T26">5</text:span><text:span text:style-name="T56"> мин</text:span><text:span text:style-name="T26">-1</text:span><text:span text:style-name="T68"></text:span><text:span text:style-name="T56">см</text:span><text:span text:style-name="T26">-2</text:span><text:span text:style-name="T56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0"></text:span> 6.0 – 10<text:span text:style-name="T26">6</text:span> мин<text:span text:style-name="T26">-1</text:span><text:span text:style-name="T20"></text:span>см<text:span text:style-name="T27">-2</text:span><text:span text:style-name="T5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6">ДКН-01</text:span>: 0.1 – 10<text:span text:style-name="T26">4</text:span> с<text:span text:style-name="T26">-1</text:span>см<text:span text:style-name="T26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6">ДКН-05</text:span>: 0.1 – 2<text:span text:style-name="T68"></text:span>10<text:span text:style-name="T26">3</text:span> с<text:span text:style-name="T26">-1</text:span>см<text:span text:style-name="T26">-2</text:span><text:span text:style-name="T26">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6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5">03: ± </text:span><text:span text:style-name="T25">20</text:span><text:span text:style-name="T25"> %</text:span><text:span text:style-name="T25">БД</text:span></text:p>
      <text:p text:style-name="P35"><text:span text:style-name="T108">Относительная погр</text:span><text:span text:style-name="T106">e</text:span><text:span text:style-name="T108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6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6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6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6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6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6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6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6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6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6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6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5" text:outline-level="2"><text:span text:style-name="T49">БДПС</text:span><text:span text:style-name="T116">-02: </text:span><text:span text:style-name="T12"> </text:span><text:span text:style-name="T13">2,4 – 30 </text:span><text:span text:style-name="T48">мин</text:span><text:span text:style-name="T28">-1</text:span><text:span text:style-name="T12"> </text:span><text:span text:style-name="T48">см</text:span><text:span text:style-name="T28">- 2 <text:s/></text:span><text:span text:style-name="T64">–</text:span><text:span text:style-name="T28"> <text:s/></text:span><text:span text:style-name="T65">± 30 %</text:span></text:h>
            <text:p text:style-name="P58"><text:span text:style-name="T66"> </text:span><text:span text:style-name="T64">30 <text:s/>– <text:s text:c="2"/>10</text:span><text:span text:style-name="T28">6</text:span><text:span text:style-name="T64"> </text:span><text:span text:style-name="T60">мин</text:span><text:span text:style-name="T28">-1</text:span><text:span text:style-name="T66"> </text:span><text:span text:style-name="T60">см</text:span><text:span text:style-name="T28">- 2 <text:s/></text:span><text:span text:style-name="T64">–</text:span><text:span text:style-name="T28"> <text:s/></text:span><text:span text:style-name="T65">± 20 %</text:span></text:p>
            <text:list xml:id="list7590900467842352290" text:style-name="WW8Num2">
              <text:list-item>
                <text:p text:style-name="P74"><text:span text:style-name="T14"></text:span><text:span text:style-name="T15"> </text:span><text:span text:style-name="T13">6 – 10</text:span><text:span text:style-name="T28">6</text:span><text:span text:style-name="T13"> </text:span><text:span text:style-name="T48">мин</text:span><text:span text:style-name="T28">-1</text:span><text:span text:style-name="T12"></text:span><text:span text:style-name="T13"> </text:span><text:span text:style-name="T48">см</text:span><text:span text:style-name="T28">- 2 <text:s text:c="2"/></text:span><text:span text:style-name="T64">–</text:span><text:span text:style-name="T28"> <text:s/></text:span><text:span text:style-name="T65">± 20 %</text:span></text:p>
              </text:list-item>
            </text:list>
            <text:h text:style-name="P76" text:outline-level="2"><text:span text:style-name="T89"> </text:span><text:span text:style-name="T90">0.10 </text:span><text:span text:style-name="T91"></text:span><text:span text:style-name="T87">Зв</text:span><text:span text:style-name="T90">/</text:span><text:span text:style-name="T87">ч</text:span><text:span text:style-name="T90"> – 30 </text:span><text:span text:style-name="T87">м</text:span><text:span text:style-name="T90">Sv/h</text:span><text:span text:style-name="T84"> <text:s/></text:span><text:span text:style-name="T88">–</text:span><text:span text:style-name="T84"> <text:s/></text:span><text:span text:style-name="T92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105">- <text:s/></text:span><text:span text:style-name="T107">Температура окружающего воздуха<text:tab/><text:tab/><text:tab/>+</text:span><text:span text:style-name="T105">$temp</text:span><text:span text:style-name="T107"> °</text:span><text:span text:style-name="T105">C</text:span></text:p>
      <text:p text:style-name="P60"><text:span text:style-name="T105">- <text:s/></text:span><text:span text:style-name="T107">Атмосферное давление<text:tab/><text:tab/><text:tab/><text:tab/>98,5 </text:span><text:span text:style-name="T105">kPa</text:span></text:p>
      <text:p text:style-name="P60"><text:span text:style-name="T105">- <text:s/></text:span><text:span text:style-name="T107">Относительная влажность воздуха<text:tab/><text:tab/><text:tab/></text:span><text:span text:style-name="T105">$vlag</text:span><text:span text:style-name="T107"> %</text:span></text:p>
      <text:p text:style-name="P60"><text:span text:style-name="T105">- <text:s/></text:span><text:span text:style-name="T107">Радиационный фон<text:tab/><text:tab/><text:tab/><text:tab/><text:tab/></text:span><text:span text:style-name="T105">$bground</text:span><text:span text:style-name="T107"> </text:span><text:span text:style-name="T111">н</text:span><text:span text:style-name="T107">Зв/ч</text:span></text:p>
      <text:p text:style-name="P4"><text:span text:style-name="Знак_20_примечания"><text:span text:style-name="T23">1</text:span></text:span></text:p>
      <text:p text:style-name="P4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8">$facility_110</text:span><text:span text:style-name="T117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8">$facility_1</text:span><text:span text:style-name="T50">3</text:span><text:span text:style-name="T18">0</text:span><text:span text:style-name="T117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13">$facility_1</text:span><text:span text:style-name="T114">4</text:span><text:span text:style-name="T113">0</text:span><text:span text:style-name="T115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8">$facility_alpha</text:span><text:span text:style-name="T117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6">- </text:span><text:span text:style-name="T18">$facility_beta</text:span><text:span text:style-name="T50">;</text:span><text:span text:style-name="T24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101">БОИ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6">контроль-ной</text:span> точке <text:span text:style-name="T33">Ḣ</text:span><text:span text:style-name="T38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6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3">H</text:span><text:span text:style-name="T36">1</text:span></text:p>
          </table:table-cell>
          <table:table-cell table:style-name="t16.D3" office:value-type="string">
            <text:p text:style-name="P34"><text:span text:style-name="T6">H</text:span><text:span text:style-name="T36">2</text:span></text:p>
          </table:table-cell>
          <table:table-cell table:style-name="t16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6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6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6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6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101">БОИ-2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7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3">H</text:span><text:span text:style-name="T36">1</text:span></text:p>
          </table:table-cell>
          <table:table-cell table:style-name="t17.D3" office:value-type="string">
            <text:p text:style-name="P34"><text:span text:style-name="T6">H</text:span><text:span text:style-name="T36">2</text:span></text:p>
          </table:table-cell>
          <table:table-cell table:style-name="t17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6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6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6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6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101">БОИ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6">контроль-ной</text:span> точке, <text:span text:style-name="T33">Ḣ</text:span><text:span text:style-name="T38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3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3">H</text:span><text:span text:style-name="T36">1</text:span></text:p>
          </table:table-cell>
          <table:table-cell table:style-name="t23.D3" office:value-type="string">
            <text:p text:style-name="P34"><text:span text:style-name="T6">H</text:span><text:span text:style-name="T36">2</text:span></text:p>
          </table:table-cell>
          <table:table-cell table:style-name="t23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6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6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6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6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6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101">БОИ-2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4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3">H</text:span><text:span text:style-name="T36">1</text:span></text:p>
          </table:table-cell>
          <table:table-cell table:style-name="t24.D3" office:value-type="string">
            <text:p text:style-name="P34"><text:span text:style-name="T6">H</text:span><text:span text:style-name="T36">2</text:span></text:p>
          </table:table-cell>
          <table:table-cell table:style-name="t24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6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6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6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6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6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101">БОИ-4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8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3">H</text:span><text:span text:style-name="T36">1</text:span></text:p>
          </table:table-cell>
          <table:table-cell table:style-name="t18.D3" office:value-type="string">
            <text:p text:style-name="P34"><text:span text:style-name="T6">H</text:span><text:span text:style-name="T36">2</text:span></text:p>
          </table:table-cell>
          <table:table-cell table:style-name="t18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6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6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6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6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1">БДК</text:span><text:span text:style-name="T4">Г</text:span><text:span text:style-name="T11">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3">H</text:span><text:span text:style-name="T36">1</text:span></text:p>
          </table:table-cell>
          <table:table-cell table:style-name="t1.D3" office:value-type="string">
            <text:p text:style-name="P34"><text:span text:style-name="T6">H</text:span><text:span text:style-name="T36">2</text:span></text:p>
          </table:table-cell>
          <table:table-cell table:style-name="t1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6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1">БДКГ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3">H</text:span><text:span text:style-name="T36">1</text:span></text:p>
          </table:table-cell>
          <table:table-cell table:style-name="t2.D3" office:value-type="string">
            <text:p text:style-name="P34"><text:span text:style-name="T6">H</text:span><text:span text:style-name="T36">2</text:span></text:p>
          </table:table-cell>
          <table:table-cell table:style-name="t2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6">240</text:span> <text:span text:style-name="T46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1">БДКГ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3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3">H</text:span><text:span text:style-name="T36">1</text:span></text:p>
          </table:table-cell>
          <table:table-cell table:style-name="t3.D3" office:value-type="string">
            <text:p text:style-name="P34"><text:span text:style-name="T6">H</text:span><text:span text:style-name="T36">2</text:span></text:p>
          </table:table-cell>
          <table:table-cell table:style-name="t3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6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1">БДКГ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4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3">H</text:span><text:span text:style-name="T36">1</text:span></text:p>
          </table:table-cell>
          <table:table-cell table:style-name="t4.D3" office:value-type="string">
            <text:p text:style-name="P34"><text:span text:style-name="T6">H</text:span><text:span text:style-name="T36">2</text:span></text:p>
          </table:table-cell>
          <table:table-cell table:style-name="t4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1">БДКГ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5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3">H</text:span><text:span text:style-name="T36">1</text:span></text:p>
          </table:table-cell>
          <table:table-cell table:style-name="t5.D3" office:value-type="string">
            <text:p text:style-name="P34"><text:span text:style-name="T6">H</text:span><text:span text:style-name="T36">2</text:span></text:p>
          </table:table-cell>
          <table:table-cell table:style-name="t5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1">БДКГ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6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3">H</text:span><text:span text:style-name="T36">1</text:span></text:p>
          </table:table-cell>
          <table:table-cell table:style-name="t6.D3" office:value-type="string">
            <text:p text:style-name="P34"><text:span text:style-name="T6">H</text:span><text:span text:style-name="T36">2</text:span></text:p>
          </table:table-cell>
          <table:table-cell table:style-name="t6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1">БДКГ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7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3">H</text:span><text:span text:style-name="T36">1</text:span></text:p>
          </table:table-cell>
          <table:table-cell table:style-name="t7.D3" office:value-type="string">
            <text:p text:style-name="P34"><text:span text:style-name="T6">H</text:span><text:span text:style-name="T36">2</text:span></text:p>
          </table:table-cell>
          <table:table-cell table:style-name="t7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6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1">БДКГ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6">кермы в воздухе</text:span>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8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3">H</text:span><text:span text:style-name="T36">1</text:span></text:p>
          </table:table-cell>
          <table:table-cell table:style-name="t8.D3" office:value-type="string">
            <text:p text:style-name="P34"><text:span text:style-name="T6">H</text:span><text:span text:style-name="T36">2</text:span></text:p>
          </table:table-cell>
          <table:table-cell table:style-name="t8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6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6">7</text:span> мк<text:span text:style-name="T46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6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6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6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6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6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6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1">БДКГ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9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3">H</text:span><text:span text:style-name="T36">1</text:span></text:p>
          </table:table-cell>
          <table:table-cell table:style-name="t9.D3" office:value-type="string">
            <text:p text:style-name="P34"><text:span text:style-name="T6">H</text:span><text:span text:style-name="T36">2</text:span></text:p>
          </table:table-cell>
          <table:table-cell table:style-name="t9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6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6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6">0</text:span>,<text:span text:style-name="T46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1">БДКН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4"></text:span><text:span text:style-name="T42">0</text:span><text:span text:style-name="T38">i</text:span> ,<text:line-break/>с<text:span text:style-name="T26">-1</text:span>см<text:span text:style-name="T26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8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8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</text:span><text:span text:style-name="T38">0i</text:span><text:span text:style-name="T5">=235</text:span></text:p>
            <text:p text:style-name="P63">210<text:span text:style-name="T26">2</text:span> - 10<text:span text:style-name="T26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</text:span><text:span text:style-name="T38">0i</text:span><text:span text:style-name="T5">=986</text:span></text:p>
            <text:p text:style-name="P63">210<text:span text:style-name="T26">3</text:span> - 10<text:span text:style-name="T26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4"></text:span><text:span text:style-name="T42">0</text:span><text:span text:style-name="T38">i</text:span>, с<text:span text:style-name="T26">-1</text:span>см<text:span text:style-name="T26">-2 </text:span><text:span text:style-name="T56">,</text:span>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4"></text:span><text:span text:style-name="T38">i</text:span>, с<text:span text:style-name="T26">-1</text:span>см<text:span text:style-name="T26">-2</text:span></text:p>
          </table:table-cell>
          <table:table-cell table:style-name="t10.B3" office:value-type="string">
            <text:p text:style-name="P50">$<text:span text:style-name="T46">10</text:span>-00</text:p>
          </table:table-cell>
          <table:table-cell table:style-name="t10.B3" office:value-type="string">
            <text:p text:style-name="P50">$<text:span text:style-name="T46">10</text:span>-01</text:p>
          </table:table-cell>
          <table:table-cell table:style-name="t10.B3" office:value-type="string">
            <text:p text:style-name="P50">$<text:span text:style-name="T46">10</text:span>-02</text:p>
          </table:table-cell>
          <table:table-cell table:style-name="t10.B3" office:value-type="string">
            <text:p text:style-name="P50">$<text:span text:style-name="T46">10</text:span>-03</text:p>
          </table:table-cell>
          <table:table-cell table:style-name="t10.F3" office:value-type="string">
            <text:p text:style-name="P50">$<text:span text:style-name="T46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4"></text:span><text:span text:style-name="T39">np</text:span><text:span text:style-name="T38">i</text:span>, <text:span text:style-name="T36">с</text:span><text:span text:style-name="T26">-1</text:span><text:span text:style-name="T36">см</text:span><text:span text:style-name="T26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70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70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55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6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1">БДК</text:span><text:span text:style-name="T4">Н</text:span><text:span text:style-name="T11">-03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6">Мощность дозы</text:span> в поверяемой точке</text:p>
            <text:p text:style-name="P57"><text:span text:style-name="T72">H*</text:span><text:span text:style-name="T77">oi</text:span><text:span text:style-name="T75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72">H</text:span><text:span text:style-name="T82">*</text:span><text:span text:style-name="T77">oi</text:span><text:span text:style-name="T75">(10)</text:span><text:span text:style-name="T5">=</text:span><text:span text:style-name="T46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72">H</text:span><text:span text:style-name="T82">*</text:span><text:span text:style-name="T77">oi</text:span><text:span text:style-name="T75">(10)</text:span><text:span text:style-name="T5">=</text:span><text:span text:style-name="T46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72">H</text:span><text:span text:style-name="T82">*</text:span><text:span text:style-name="T77">oi</text:span><text:span text:style-name="T75">(10)</text:span><text:span text:style-name="T5">=</text:span><text:span text:style-name="T46">330</text:span></text:p>
            <text:p text:style-name="P65">2<text:span text:style-name="T97">·</text:span>10<text:span text:style-name="T26">2</text:span>-10<text:span text:style-name="T26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72">H</text:span><text:span text:style-name="T82">*</text:span><text:span text:style-name="T77">oi</text:span><text:span text:style-name="T75">(10)</text:span><text:span text:style-name="T5">=</text:span><text:span text:style-name="T46">1460</text:span></text:p>
            <text:p text:style-name="P65">2<text:span text:style-name="T97">·</text:span>10<text:span text:style-name="T26">3</text:span>-10<text:span text:style-name="T26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73">H</text:span><text:span text:style-name="T83">*</text:span><text:span text:style-name="T78">i</text:span><text:span text:style-name="T76">(10) мкЗв/ч, </text:span><text:span text:style-name="T57">±δ</text:span><text:span text:style-name="T36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74">H</text:span><text:span text:style-name="T83">*</text:span><text:span text:style-name="T78">i</text:span><text:span text:style-name="T76">(10) мкЗв/ч</text:span></text:p>
          </table:table-cell>
          <table:table-cell table:style-name="t11.B4" office:value-type="string">
            <text:p text:style-name="P50">$<text:span text:style-name="T46">1</text:span>1-00</text:p>
          </table:table-cell>
          <table:table-cell table:style-name="t11.B4" office:value-type="string">
            <text:p text:style-name="P50">$<text:span text:style-name="T46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6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73">H</text:span><text:span text:style-name="T83">*</text:span><text:span text:style-name="T79">пр</text:span><text:span text:style-name="T80">i</text:span><text:span text:style-name="T76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5">θ</text:span><text:span text:style-name="T43">пр</text:span><text:span text:style-name="T40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70">Δ</text:span><text:span text:style-name="T41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55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6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 table:number-columns-repeated="2"/>
        <table:table-column table:style-name="t27.C"/>
        <table:table-column table:style-name="t27.D"/>
        <table:table-column table:style-name="t27.A"/>
        <table:table-column table:style-name="t27.F"/>
        <table:table-column table:style-name="t27.G"/>
        <table:table-column table:style-name="t27.A"/>
        <table:table-column table:style-name="t27.I"/>
        <table:table-row>
          <table:table-cell table:style-name="t27.A1" table:number-columns-spanned="9" office:value-type="string">
            <text:p text:style-name="P72">Определение чувствительности к прямому нейтронному излучению БДКН-05 зав.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table:number-columns-spanned="6" office:value-type="string">
            <text:p text:style-name="P70">Измеренное значение скорости счета фона, с<text:span text:style-name="T26">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27.G2" table:number-rows-spanned="2" table:number-columns-spanned="3" office:value-type="string">
            <text:p text:style-name="P70">Условие соответствия по ТУ <text:span text:style-name="T6">n</text:span><text:span text:style-name="T44">ф,</text:span><text:span text:style-name="T59">, имп./с, не более</text:span>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70">Результаты измерения</text:p>
          </table:table-cell>
          <table:covered-table-cell/>
          <table:covered-table-cell/>
          <table:table-cell table:style-name="t27.D3" table:number-columns-spanned="3" office:value-type="string">
            <text:p text:style-name="P70">Среднее значение <text:span text:style-name="T6">n</text:span><text:span text:style-name="T44">ф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50">$27-10</text:p>
          </table:table-cell>
          <table:covered-table-cell/>
          <table:covered-table-cell/>
          <table:table-cell table:style-name="t27.D4" table:number-rows-spanned="3" table:number-columns-spanned="3" office:value-type="string">
            <text:p text:style-name="P50">$27-20</text:p>
          </table:table-cell>
          <table:covered-table-cell/>
          <table:covered-table-cell/>
          <table:table-cell table:style-name="t27.G4" table:number-rows-spanned="3" table:number-columns-spanned="3" office:value-type="string">
            <text:p text:style-name="P70">0,23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50">$27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50">$27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7" office:value-type="string">
            <text:p text:style-name="P70">№ источника</text:p>
          </table:table-cell>
          <table:table-cell table:style-name="t27.B7" office:value-type="string">
            <text:p text:style-name="P70">Расстояние до источника <text:span text:style-name="T5">r</text:span><text:span text:style-name="T37">0</text:span><text:span text:style-name="T5">, </text:span><text:span text:style-name="T46">см</text:span></text:p>
          </table:table-cell>
          <table:table-cell table:style-name="t27.B7" office:value-type="string">
            <text:p text:style-name="P70">Плотность потока в</text:p>
            <text:p text:style-name="P70"><text:span text:style-name="T5">i</text:span><text:span text:style-name="T46">-ой контроль-ной точке, </text:span><text:span text:style-name="T52">φ</text:span><text:span text:style-name="T40">oi</text:span><text:span text:style-name="T22">, </text:span><text:span text:style-name="T53">с</text:span><text:span text:style-name="T30">-1</text:span><text:span text:style-name="T52">·</text:span><text:span text:style-name="T53">см</text:span><text:span text:style-name="T30">-2</text:span></text:p>
          </table:table-cell>
          <table:table-cell table:style-name="t27.B7" office:value-type="string">
            <text:p text:style-name="P70">Значение <text:span text:style-name="T46">коэффици-ента</text:span> <text:span text:style-name="T5">b(r</text:span><text:span text:style-name="T37">0</text:span><text:span text:style-name="T5">)</text:span></text:p>
          </table:table-cell>
          <table:table-cell table:style-name="t27.B7" office:value-type="string">
            <text:p text:style-name="P70">Значение коэффици-ента <text:span text:style-name="T46">К</text:span></text:p>
          </table:table-cell>
          <table:table-cell table:style-name="t27.B7" office:value-type="string">
            <text:p text:style-name="P70">Показания прибора в контроль-ной точке, <text:span text:style-name="T6">N, </text:span><text:span text:style-name="T54">с</text:span><text:span text:style-name="T32">-1</text:span></text:p>
          </table:table-cell>
          <table:table-cell table:style-name="t27.B7" office:value-type="string">
            <text:p text:style-name="P70">Среднее значение показаний <text:span text:style-name="T6">N, </text:span><text:span text:style-name="T54">с</text:span><text:span text:style-name="T32">-1</text:span></text:p>
          </table:table-cell>
          <table:table-cell table:style-name="t27.B7" office:value-type="string">
            <text:p text:style-name="P70">Чувстви-тельность БД, <text:span text:style-name="T5">S, </text:span><text:span text:style-name="T46">имп.</text:span><text:span text:style-name="T52">·см</text:span><text:span text:style-name="T31">2</text:span><text:span text:style-name="T52">/ нейтр.</text:span></text:p>
          </table:table-cell>
          <table:table-cell table:style-name="t27.I7" office:value-type="string">
            <text:p text:style-name="P70">Условие соответ-ствия по ТУ <text:span text:style-name="T63">S</text:span><text:span text:style-name="T44">,</text:span><text:span text:style-name="T59">, имп</text:span><text:span text:style-name="T61">·</text:span><text:span text:style-name="T62">см</text:span><text:span text:style-name="T30">2</text:span><text:span text:style-name="T59">, не менее</text:span></text:p>
          </table:table-cell>
        </table:table-row>
        <table:table-row>
          <table:table-cell table:style-name="t27.A8" table:number-rows-spanned="3" office:value-type="string">
            <text:p text:style-name="P71">10</text:p>
          </table:table-cell>
          <table:table-cell table:style-name="t27.B8" table:number-rows-spanned="3" office:value-type="string">
            <text:p text:style-name="P71">100</text:p>
          </table:table-cell>
          <table:table-cell table:style-name="t27.B8" table:number-rows-spanned="3" office:value-type="string">
            <text:p text:style-name="P70">2,5 – 500</text:p>
          </table:table-cell>
          <table:table-cell table:style-name="t27.B8" table:number-rows-spanned="3" office:value-type="string">
            <text:p text:style-name="P71">0,866</text:p>
          </table:table-cell>
          <table:table-cell table:style-name="t27.B8" table:number-rows-spanned="3" office:value-type="string">
            <text:p text:style-name="P71">0,785</text:p>
          </table:table-cell>
          <table:table-cell table:style-name="t27.D3" office:value-type="string">
            <text:p text:style-name="P50">$27-50</text:p>
          </table:table-cell>
          <table:table-cell table:style-name="t27.B8" table:number-rows-spanned="3" office:value-type="string">
            <text:p text:style-name="P50">$27-60</text:p>
          </table:table-cell>
          <table:table-cell table:style-name="t27.B8" table:number-rows-spanned="3" office:value-type="string">
            <text:p text:style-name="P50">$27-70</text:p>
          </table:table-cell>
          <table:table-cell table:style-name="t27.I8" table:number-rows-spanned="3" office:value-type="string">
            <text:p text:style-name="P7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D3" office:value-type="string">
            <text:p text:style-name="P50">$2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F10" office:value-type="string">
            <text:p text:style-name="P50">$27-52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6"><text:span text:style-name="T11">БД</text:span><text:span text:style-name="T4">ПА</text:span><text:span text:style-name="T11">-01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6"><text:s/>мин<text:span text:style-name="T26">-1</text:span>·см<text:span text:style-name="T26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2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9"></text:span><text:span text:style-name="T36">1</text:span></text:p>
          </table:table-cell>
          <table:table-cell table:style-name="t12.D4" office:value-type="string">
            <text:p text:style-name="P19"><text:span text:style-name="T67"></text:span><text:span text:style-name="T36">2</text:span></text:p>
          </table:table-cell>
          <table:table-cell table:style-name="t12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---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6"><text:span text:style-name="T11">БДП</text:span><text:span text:style-name="T4">А</text:span><text:span text:style-name="T11">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3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9"></text:span><text:span text:style-name="T36">1</text:span></text:p>
          </table:table-cell>
          <table:table-cell table:style-name="t13.D4" office:value-type="string">
            <text:p text:style-name="P19"><text:span text:style-name="T67"></text:span><text:span text:style-name="T36">2</text:span></text:p>
          </table:table-cell>
          <table:table-cell table:style-name="t13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---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1">БДП</text:span><text:span text:style-name="T4">А</text:span><text:span text:style-name="T11">-03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5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9"></text:span><text:span text:style-name="T36">1</text:span></text:p>
          </table:table-cell>
          <table:table-cell table:style-name="t25.D4" office:value-type="string">
            <text:p text:style-name="P19"><text:span text:style-name="T67"></text:span><text:span text:style-name="T36">2</text:span></text:p>
          </table:table-cell>
          <table:table-cell table:style-name="t25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---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1">БДП</text:span><text:span text:style-name="T4">Б</text:span><text:span text:style-name="T11">-01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4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9"></text:span><text:span text:style-name="T36">1</text:span></text:p>
          </table:table-cell>
          <table:table-cell table:style-name="t14.D4" office:value-type="string">
            <text:p text:style-name="P19"><text:span text:style-name="T67"></text:span><text:span text:style-name="T36">2</text:span></text:p>
          </table:table-cell>
          <table:table-cell table:style-name="t14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---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6"><text:span text:style-name="T11">БДП</text:span><text:span text:style-name="T4">Б</text:span><text:span text:style-name="T11">-02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5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9"></text:span><text:span text:style-name="T36">1</text:span></text:p>
          </table:table-cell>
          <table:table-cell table:style-name="t15.D4" office:value-type="string">
            <text:p text:style-name="P19"><text:span text:style-name="T67"></text:span><text:span text:style-name="T36">2</text:span></text:p>
          </table:table-cell>
          <table:table-cell table:style-name="t15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---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6"><text:span text:style-name="T11">БДП</text:span><text:span text:style-name="T4">Б</text:span><text:span text:style-name="T11">-03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6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9"></text:span><text:span text:style-name="T36">1</text:span></text:p>
          </table:table-cell>
          <table:table-cell table:style-name="t26.D4" office:value-type="string">
            <text:p text:style-name="P19"><text:span text:style-name="T67"></text:span><text:span text:style-name="T36">2</text:span></text:p>
          </table:table-cell>
          <table:table-cell table:style-name="t26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---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1">БДКР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6">направлен-ного</text:span> эквивалент<text:span text:style-name="T46">а</text:span> в <text:span text:style-name="T46">контроль-ной</text:span> точке, <text:span text:style-name="T33">Ḣ</text:span><text:span text:style-name="T38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9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3">H</text:span><text:span text:style-name="T36">1</text:span></text:p>
          </table:table-cell>
          <table:table-cell table:style-name="t19.D3" office:value-type="string">
            <text:p text:style-name="P34"><text:span text:style-name="T6">H</text:span><text:span text:style-name="T36">2</text:span></text:p>
          </table:table-cell>
          <table:table-cell table:style-name="t19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1">БДП</text:span><text:span text:style-name="T4">С</text:span><text:span text:style-name="T11">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0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9"></text:span><text:span text:style-name="T36">1</text:span></text:p>
          </table:table-cell>
          <table:table-cell table:style-name="t20.D4" office:value-type="string">
            <text:p text:style-name="P19"><text:span text:style-name="T67"></text:span><text:span text:style-name="T36">2</text:span></text:p>
          </table:table-cell>
          <table:table-cell table:style-name="t20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---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6"><text:span text:style-name="T11">БДПС-02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1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9"></text:span><text:span text:style-name="T36">1</text:span></text:p>
          </table:table-cell>
          <table:table-cell table:style-name="t21.D4" office:value-type="string">
            <text:p text:style-name="P19"><text:span text:style-name="T67"></text:span><text:span text:style-name="T36">2</text:span></text:p>
          </table:table-cell>
          <table:table-cell table:style-name="t21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---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6"><text:span text:style-name="T11">БДП</text:span><text:span text:style-name="T4">С</text:span><text:span text:style-name="T11">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2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3">H</text:span><text:span text:style-name="T36">1</text:span></text:p>
          </table:table-cell>
          <table:table-cell table:style-name="t22.D3" office:value-type="string">
            <text:p text:style-name="P34"><text:span text:style-name="T6">H</text:span><text:span text:style-name="T36">2</text:span></text:p>
          </table:table-cell>
          <table:table-cell table:style-name="t22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6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9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9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02T09:08:37.82</dc:date>
    <meta:print-date>2019-04-03T15:18:00</meta:print-date>
    <meta:editing-cycles>121</meta:editing-cycles>
    <meta:editing-duration>P1DT8H9M16S</meta:editing-duration>
    <meta:generator>OpenOffice/4.1.6$Win32 OpenOffice.org_project/416m1$Build-9790</meta:generator>
    <meta:document-statistic meta:table-count="91" meta:image-count="1" meta:object-count="0" meta:page-count="10" meta:paragraph-count="1953" meta:word-count="3390" meta:character-count="20163"/>
  </office:meta>
</office:document-meta>
</file>